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Gradient_20_7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edges" draw:layer="layout" svg:x1="7.928cm" svg:y1="13.184cm" svg:x2="10.996cm" svg:y2="14.314cm">
          <text:p/>
        </draw:line>
        <draw:line draw:style-name="edges" draw:layer="layout" svg:x1="7.982cm" svg:y1="12.179cm" svg:x2="11.139cm" svg:y2="10.816cm">
          <text:p/>
        </draw:line>
        <draw:custom-shape draw:style-name="gr1" draw:text-style-name="P1" draw:layer="layout" svg:width="6.321cm" svg:height="2.518cm" svg:x="1.814cm" svg:y="11.214cm">
          <text:p text:style-name="P1"><text:span text:style-name="T1">gtpo::GenGrap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709cm" svg:height="2.518cm" svg:x="11.022cm" svg:y="8.534cm">
          <text:p text:style-name="P1"><text:span text:style-name="T1">gtpo::Gen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698cm" svg:height="2.518cm" svg:x="11.067cm" svg:y="14.035cm">
          <text:p text:style-name="P1"><text:span text:style-name="T1">gtpo::GenE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container" draw:text-style-name="P2" draw:layer="layout" svg:width="4.27cm" svg:height="0.862cm" svg:x="5cm" svg:y="9.822cm">
          <text:p><text:span text:style-name="T2">NodeContainer</text:span></text:p>
          <draw:enhanced-geometry svg:viewBox="0 0 21600 21600" draw:type="rectangle" draw:enhanced-path="M 0 0 L 21600 0 21600 21600 0 21600 0 0 Z N"/>
        </draw:custom-shape>
        <draw:custom-shape draw:style-name="container" draw:text-style-name="P2" draw:layer="layout" svg:width="4.27cm" svg:height="0.862cm" svg:x="5.124cm" svg:y="13.351cm">
          <text:p><text:span text:style-name="T2">EdgeContainer</text:span></text:p>
          <draw:enhanced-geometry svg:viewBox="0 0 21600 21600" draw:type="rectangle" draw:enhanced-path="M 0 0 L 21600 0 21600 21600 0 21600 0 0 Z N"/>
        </draw:custom-shape>
        <draw:custom-shape draw:style-name="container" draw:text-style-name="P3" draw:layer="layout" svg:width="4.27cm" svg:height="0.862cm" svg:x="5cm" svg:y="10.816cm">
          <text:p><text:span text:style-name="T3">SearchContainer</text:span></text:p>
          <draw:enhanced-geometry svg:viewBox="0 0 21600 21600" draw:type="rectangle" draw:enhanced-path="M 0 0 L 21600 0 21600 21600 0 21600 0 0 Z N"/>
        </draw:custom-shape>
        <draw:custom-shape draw:style-name="container" draw:text-style-name="P2" draw:layer="layout" svg:width="4.27cm" svg:height="1.184cm" svg:x="9.933cm" svg:y="7.911cm">
          <text:p><text:span text:style-name="T2">EdgeContainer</text:span></text:p>
          <text:p><text:span text:style-name="T4">(inEdges, outEdges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99ff" draw:end-color="#cfe7f5" draw:start-intensity="100%" draw:end-intensity="100%" draw:angle="45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gradient" draw:fill-color="#cfe7f5" draw:fill-gradient-name="Linear_20_blue_2f_white" draw:gradient-step-count="64" draw:fill-image-width="0cm" draw:fill-image-height="0cm" draw:textarea-horizontal-align="justify" fo:padding-top="0.125cm" fo:padding-bottom="0.125cm" fo:padding-left="0.25cm" fo:padding-right="0.25cm" draw:shadow="visible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tainer" style:family="graphic" style:parent-style-name="standard">
      <style:graphic-properties draw:fill="solid" draw:fill-color="#c0c0c0" draw:opacity="80%" draw:textarea-horizontal-align="justify" draw:textarea-vertical-align="middle" draw:auto-grow-height="false" fo:min-height="0cm" fo:min-width="0cm" draw:shadow="hidden" draw:shadow-opacity="80%"/>
      <style:paragraph-properties fo:text-align="center"/>
    </style:style>
    <style:style style:name="edges" style:family="graphic" style:parent-style-name="objectwithoutfill">
      <style:graphic-properties svg:stroke-width="0.1cm" draw:marker-start-width="0.35cm" draw:marker-end="Arrow" draw:marker-end-width="0.55cm" draw:fill="none" draw:textarea-vertical-align="middle" draw:shadow="hidden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1-26T11:56:46.20</meta:creation-date>
    <dc:date>2016-03-14T16:59:24.96</dc:date>
    <meta:editing-duration>PT27M3S</meta:editing-duration>
    <meta:editing-cycles>6</meta:editing-cycles>
    <meta:generator>OpenOffice/4.1.1$Win32 OpenOffice.org_project/411m6$Build-9775</meta:generator>
    <meta:document-statistic meta:object-count="9"/>
  </office:meta>
</office:document-meta>
</file>